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eb6e7" style:font-size-asian="14pt" style:font-size-complex="14pt"/>
    </style:style>
    <style:style style:name="P3" style:family="paragraph" style:parent-style-name="Standard">
      <style:text-properties fo:font-size="10pt" style:font-size-asian="10pt" style:font-size-complex="10pt"/>
    </style:style>
    <style:style style:name="T1" style:family="text">
      <style:text-properties fo:letter-spacing="0.026cm"/>
    </style:style>
    <style:style style:name="T2" style:family="text">
      <style:text-properties fo:letter-spacing="0.026cm" officeooo:rsid="001eb6e7"/>
    </style:style>
    <style:style style:name="T3" style:family="text">
      <style:text-properties fo:letter-spacing="0.053cm"/>
    </style:style>
    <style:style style:name="T4" style:family="text">
      <style:text-properties fo:letter-spacing="-0.026cm"/>
    </style:style>
    <style:style style:name="T5" style:family="text">
      <style:text-properties fo:font-size="51.75pt"/>
    </style:style>
    <style:style style:name="T6" style:family="text">
      <style:text-properties fo:font-size="9pt" fo:letter-spacing="0.026cm" officeooo:rsid="001eb6e7" style:font-size-asian="9pt" style:font-size-complex="9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2"><text:span text:style-name="T1">Proslogion, </text:span><text:span text:style-name="T2">Anselm Übersetzung Quelle: </text:span><text:span text:style-name="T6">http://www.academia.edu/1746752/Der_ontologische_Gottesbeweis_des_Anselm_von_Canterbury_-_%C3%9Cbungsaufgabe</text:span></text:p>
      <text:p text:style-name="P3"><text:span text:style-name="T2">Eigene Übersetzung, die zum Teil angelehnt ist an die Übersetzungen der folgenden Ausgaben: Anselm vonCanterbury: </text:span>Leben, Lehre, Werke<text:span text:style-name="T1">, Wien 1936 sowie Anselm von Canterbury: </text:span>Proslogion/Anrede<text:span text:style-name="T1">, Stuttgart</text:span>2005.</text:p>
      <text:p text:style-name="P1"><text:span text:style-name="T2"/></text:p>
      <text:p text:style-name="P1"><text:span text:style-name="T2"/></text:p>
      <text:p text:style-name="P1"><text:span text:style-name="T1">Wir glauben nämlich, dass Du [Gott] etwas bist, über das hinaus nichts Größeres</text:span>gedacht werden kann (aliquid quo nihil maius cogitari possit). Oder sollte es etwa eineso beschaffene Natur nicht geben, weil der Tor in seinem Herzen gesagt hat: Es gibtkeinen Gott? Aber gerade auch für den Toren gilt gewiss: Wenn er eben das hört, wasich sage, nämlich „das, über das hinaus nichts Größeres gedacht werden kann“, dannversteht er, was er hört; und dasjenige, was er versteht, ist in seinem Verstand, auch<text:span text:style-name="T1">wenn er nicht versteht, dass es ist. … So ist also auch für den Toren erwiesen, dass</text:span>etwas, über das hinaus nichts Größeres gedacht werden kann, wenigstens im Verstand<text:span text:style-name="T3">ist, weil er dies versteht, wenn er es hört, und weil alles, was verstanden ist, im</text:span><text:span text:style-name="T1">Verstand ist. Und gewiss kann das, über das hinaus Größeres nicht gedacht werdenkann, nicht allein nur im Verstand sein. Wenn es nämlich wenigstens allein nur im</text:span>Verstand ist, dann kann gedacht werden, dass es auch in Wirklichkeit ist, was größer ist. Wenn also das, über das hinaus Größeres nicht gedacht werden kann, allein nur imVerstand ist, dann ist das, über das hinaus Größeres nicht gedacht werden kann, etwas,über das hinaus Größeres gedacht werden kann. Das aber kann gewiss nicht sein. Es<text:span text:style-name="T1">existiert also ohne Zweifel etwas, über das hinaus Größeres nicht gedacht werden</text:span><text:span text:style-name="T4">kann, sowohl im Verstand als auch in Wirklichke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9T11:22:29.492169526</meta:creation-date>
    <meta:print-date>2016-07-09T17:23:47.308928125</meta:print-date>
    <dc:date>2016-07-09T22:29:08.229286720</dc:date>
    <meta:editing-duration>PT10H51M28S</meta:editing-duration>
    <meta:editing-cycles>1</meta:editing-cycles>
    <meta:document-statistic meta:table-count="0" meta:image-count="0" meta:object-count="0" meta:page-count="1" meta:paragraph-count="3" meta:word-count="251" meta:character-count="1731" meta:non-whitespace-character-count="1483"/>
    <meta:generator>LibreOffice/5.0.6.3$Linux_x86 LibreOffice_project/00m0$Build-3</meta:generator>
  </office:meta>
</office:document-meta>
</file>